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4e7" officeooo:paragraph-rsid="0012e4e7"/>
    </style:style>
    <style:style style:name="P2" style:family="paragraph" style:parent-style-name="Standard">
      <style:text-properties fo:font-size="18pt" fo:font-weight="bold" officeooo:rsid="0012e4e7" officeooo:paragraph-rsid="0012e4e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2e4e7" officeooo:paragraph-rsid="0012e4e7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4pt" fo:font-weight="bold" officeooo:rsid="00163612" officeooo:paragraph-rsid="00163612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63612" officeooo:paragraph-rsid="00196bda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12e4e7" officeooo:paragraph-rsid="0012e4e7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50e5c" officeooo:paragraph-rsid="00150e5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51a81" officeooo:paragraph-rsid="00151a81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63612" officeooo:paragraph-rsid="00163612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63612" officeooo:paragraph-rsid="001816ea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16ea" officeooo:paragraph-rsid="001816ea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bfb5d" officeooo:paragraph-rsid="001bfb5d" style:font-size-asian="12.25pt" style:font-weight-asian="normal" style:font-size-complex="14pt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17bb64"/>
    </style:style>
    <style:style style:name="T4" style:family="text">
      <style:text-properties officeooo:rsid="001816ea"/>
    </style:style>
    <style:style style:name="T5" style:family="text">
      <style:text-properties officeooo:rsid="00196bda"/>
    </style:style>
    <style:style style:name="T6" style:family="text">
      <style:text-properties officeooo:rsid="001a5845"/>
    </style:style>
    <style:style style:name="T7" style:family="text">
      <style:text-properties officeooo:rsid="001b0d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Trabalhos Computacionais – P1B – TASK 01</text:p>
      <text:p text:style-name="P2">Algebra Linear Computacional</text:p>
      <text:p text:style-name="P2"/>
      <text:p text:style-name="P2">Aluno: <text:span text:style-name="T1">Abraão Carvalho Gomes</text:span></text:p>
      <text:p text:style-name="P2"/>
      <text:p text:style-name="P2">Professor: <text:span text:style-name="T2">Luís Volnei S. Sagrilo</text:span></text:p>
      <text:p text:style-name="P3"/>
      <text:p text:style-name="P1"/>
      <text:p text:style-name="P2">1. Introdução</text:p>
      <text:p text:style-name="P2"/>
      <text:p text:style-name="P2"/>
      <text:p text:style-name="P5"><text:span text:style-name="T5">1.</text:span><text:span text:style-name="T6">1</text:span><text:span text:style-name="T5"> </text:span><text:span text:style-name="T6">Descrição do Projeto da Tarefa 01.</text:span></text:p>
      <text:p text:style-name="P5"/>
      <text:p text:style-name="P6">O ‘Task 01’ é uma tarefa de implementação de um programa capaz de realizar a solução de um sistema de equações lineares A . X = B, por meio de diversos métodos estudados na teoria.</text:p>
      <text:p text:style-name="P6"/>
      <text:p text:style-name="P6">A tarefa é dividia em 2 partes: métodos de decomposição e métodos iterativos, sendo que todos os métodos são aceitos por um mesmo programa em função de uma entrada ICOD, que determina o método de resolução na seguinte ordem:</text:p>
      <text:p text:style-name="P6"/>
      <text:p text:style-name="P6">1. Decomposição LU</text:p>
      <text:p text:style-name="P6">2. Decomposição de Cholesky</text:p>
      <text:p text:style-name="P6">3. Procedimento iterativo Jacobi</text:p>
      <text:p text:style-name="P6">4. Procedimento iterativo Gauss-Seidel</text:p>
      <text:p text:style-name="P6"/>
      <text:p text:style-name="P7">Além disso, algumas observações são feitas para a tarefa: </text:p>
      <text:p text:style-name="P7"/>
      <text:p text:style-name="P7">→ A matriz A e o(s) vetor(es) B deverão ser lidos a partir de arquivos de dados no formato (ASCII) (1)</text:p>
      <text:p text:style-name="P7"/>
      <text:p text:style-name="P7">→ Sugestão: não use rotinas prontas disponíveis na literatura/internet. Desenvolva as suas próprias rotinas para que esta atividade de programação se torne um aprendizado em métodos numéricos;</text:p>
      <text:p text:style-name="P7"/>
      <text:p text:style-name="P7">→ Tente desenvolver os códigos visando um armazenamento mínimo de dados na memória do computador (por exemplo, não deve ser criada uma nova matriz similar à matriz A para a solução do sistema e equações);</text:p>
      <text:p text:style-name="P7"/>
      <text:p text:style-name="P7"/>
      <text:p text:style-name="P8"><text:soft-page-break/>Assim, <text:span text:style-name="T7">o programa foi implementado</text:span> na linguagem de alto desempenho Fortran, utilizando apenas subrotinas implementadas à próprio punho, tanto para tarefas simples como multiplicação de matrizes quanto para os algorítimos requeridos.</text:p>
      <text:p text:style-name="P8"/>
      <text:p text:style-name="P4"><text:span text:style-name="T5">1.</text:span><text:span text:style-name="T7">2</text:span><text:span text:style-name="T5"> Fluxo</text:span><text:span text:style-name="T4"> de execução do programa implementado</text:span></text:p>
      <text:p text:style-name="P9"/>
      <text:p text:style-name="P10">1. O usuário insere o caminho do arquivo referente à matriz A</text:p>
      <text:p text:style-name="P10"/>
      <text:p text:style-name="P10"><text:span text:style-name="T4">2. </text:span>O usuário <text:span text:style-name="T4">e</text:span>scolhe o tipo de procedimento desejado.</text:p>
      <text:p text:style-name="P10"><text:span text:style-name="T4">3. </text:span>Em seguida, caso se trate de uma decomposição, ela é feita ‘inplace’, substituindo a matriz A <text:s/>uma matriz que contenha LU ou LL^t, economizando memória. </text:p>
      <text:p text:style-name="P10"/>
      <text:p text:style-name="P10"><text:span text:style-name="T4">4. </text:span>Por fim, o usuário deve inserir o caminho do vetor B, e pode fazer isso iterativamente, enquanto não digitar ‘-1’, o que encerra o programa. <text:span text:style-name="T3">A cada iteração ( novo vetor B), a matriz anteriormente calculada em decomposição é reutilizada, </text:span><text:span text:style-name="T4">caso seja utilizado um dos métodos de solução por decomposição.</text:span></text:p>
      <text:p text:style-name="P9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9:15:20.609508497</meta:creation-date>
    <dc:date>2023-05-09T20:30:07.337466962</dc:date>
    <meta:editing-duration>PT42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344" meta:character-count="2117" meta:non-whitespace-character-count="1790"/>
  </office:meta>
</office:document-meta>
</file>